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72.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ndmark</text:p>
          </table:table-cell>
          <table:table-cell table:number-columns-repeated="1021"/>
        </table:table-row>
        <table:table-row table:style-name="ro1">
          <table:table-cell office:value-type="float" office:value="72.5808868" calcext:value-type="float">
            <text:p>72.5808868</text:p>
          </table:table-cell>
          <table:table-cell office:value-type="float" office:value="23.0607723" calcext:value-type="float">
            <text:p>23.0607723</text:p>
          </table:table-cell>
          <table:table-cell office:value-type="string" calcext:value-type="string">
            <text:p>Sabarmati Ashram</text:p>
          </table:table-cell>
          <table:table-cell table:number-columns-repeated="1021"/>
        </table:table-row>
        <table:table-row table:style-name="ro1">
          <table:table-cell office:value-type="float" office:value="72.4936207" calcext:value-type="float">
            <text:p>72.4936207</text:p>
          </table:table-cell>
          <table:table-cell office:value-type="float" office:value="23.0799865" calcext:value-type="float">
            <text:p>23.0799865</text:p>
          </table:table-cell>
          <table:table-cell office:value-type="string" calcext:value-type="string">
            <text:p>Gujarat Science City</text:p>
          </table:table-cell>
          <table:table-cell table:number-columns-repeated="1021"/>
        </table:table-row>
        <table:table-row table:style-name="ro1">
          <table:table-cell office:value-type="float" office:value="72.685513" calcext:value-type="float">
            <text:p>72.685513</text:p>
          </table:table-cell>
          <table:table-cell office:value-type="float" office:value="23.0234539" calcext:value-type="float">
            <text:p>23.0234539</text:p>
          </table:table-cell>
          <table:table-cell office:value-type="string" calcext:value-type="string">
            <text:p>Auto World Vintage Car Museum</text:p>
          </table:table-cell>
          <table:table-cell table:number-columns-repeated="1021"/>
        </table:table-row>
        <table:table-row table:style-name="ro1">
          <table:table-cell office:value-type="float" office:value="72.5594865" calcext:value-type="float">
            <text:p>72.5594865</text:p>
          </table:table-cell>
          <table:table-cell office:value-type="float" office:value="23.0228147" calcext:value-type="float">
            <text:p>23.0228147</text:p>
          </table:table-cell>
          <table:table-cell office:value-type="string" calcext:value-type="string">
            <text:p>Rasala Nature Park</text:p>
          </table:table-cell>
          <table:table-cell table:number-columns-repeated="1021"/>
        </table:table-row>
        <table:table-row table:style-name="ro1">
          <table:table-cell office:value-type="float" office:value="72.5807553" calcext:value-type="float">
            <text:p>72.5807553</text:p>
          </table:table-cell>
          <table:table-cell office:value-type="float" office:value="23.0161292" calcext:value-type="float">
            <text:p>23.0161292</text:p>
          </table:table-cell>
          <table:table-cell office:value-type="string" calcext:value-type="string">
            <text:p>Gaekwad Haveli</text:p>
          </table:table-cell>
          <table:table-cell table:number-columns-repeated="1021"/>
        </table:table-row>
        <table:table-row table:style-name="ro1">
          <table:table-cell office:value-type="float" office:value="72.5844209" calcext:value-type="float">
            <text:p>72.5844209</text:p>
          </table:table-cell>
          <table:table-cell office:value-type="float" office:value="23.0243392" calcext:value-type="float">
            <text:p>23.0243392</text:p>
          </table:table-cell>
          <table:table-cell office:value-type="string" calcext:value-type="string">
            <text:p>Teen Darwaza</text:p>
          </table:table-cell>
          <table:table-cell table:number-columns-repeated="1021"/>
        </table:table-row>
        <table:table-row table:style-name="ro1">
          <table:table-cell office:value-type="float" office:value="72.5760242" calcext:value-type="float">
            <text:p>72.5760242</text:p>
          </table:table-cell>
          <table:table-cell office:value-type="float" office:value="23.0273362" calcext:value-type="float">
            <text:p>23.0273362</text:p>
          </table:table-cell>
          <table:table-cell office:value-type="string" calcext:value-type="string">
            <text:p>Riverfront ellis Bridge</text:p>
          </table:table-cell>
          <table:table-cell table:number-columns-repeated="1021"/>
        </table:table-row>
        <table:table-row table:style-name="ro1">
          <table:table-cell office:value-type="float" office:value="72.5876728" calcext:value-type="float">
            <text:p>72.5876728</text:p>
          </table:table-cell>
          <table:table-cell office:value-type="float" office:value="23.0394092" calcext:value-type="float">
            <text:p>23.0394092</text:p>
          </table:table-cell>
          <table:table-cell office:value-type="string" calcext:value-type="string">
            <text:p>Advani Market</text:p>
          </table:table-cell>
          <table:table-cell table:number-columns-repeated="1021"/>
        </table:table-row>
        <table:table-row table:style-name="ro1">
          <table:table-cell office:value-type="float" office:value="72.5900115" calcext:value-type="float">
            <text:p>72.5900115</text:p>
          </table:table-cell>
          <table:table-cell office:value-type="float" office:value="23.045013" calcext:value-type="float">
            <text:p>23.045013</text:p>
          </table:table-cell>
          <table:table-cell office:value-type="string" calcext:value-type="string">
            <text:p>BAPS Shri Swaminarayan Mandir</text:p>
          </table:table-cell>
          <table:table-cell table:number-columns-repeated="1021"/>
        </table:table-row>
        <table:table-row table:style-name="ro1">
          <table:table-cell office:value-type="float" office:value="72.5870578" calcext:value-type="float">
            <text:p>72.5870578</text:p>
          </table:table-cell>
          <table:table-cell office:value-type="float" office:value="23.0511324" calcext:value-type="float">
            <text:p>23.0511324</text:p>
          </table:table-cell>
          <table:table-cell office:value-type="string" calcext:value-type="string">
            <text:p>Mahakali Temple Dudheshvar</text:p>
          </table:table-cell>
          <table:table-cell table:number-columns-repeated="1021"/>
        </table:table-row>
        <table:table-row table:style-name="ro1">
          <table:table-cell office:value-type="float" office:value="72.5832246" calcext:value-type="float">
            <text:p>72.5832246</text:p>
          </table:table-cell>
          <table:table-cell office:value-type="float" office:value="23.0577936" calcext:value-type="float">
            <text:p>23.0577936</text:p>
          </table:table-cell>
          <table:table-cell office:value-type="string" calcext:value-type="string">
            <text:p>Riverfront Park</text:p>
          </table:table-cell>
          <table:table-cell table:number-columns-repeated="1021"/>
        </table:table-row>
        <table:table-row table:style-name="ro1">
          <table:table-cell office:value-type="float" office:value="72.5874755" calcext:value-type="float">
            <text:p>72.5874755</text:p>
          </table:table-cell>
          <table:table-cell office:value-type="float" office:value="23.0591111" calcext:value-type="float">
            <text:p>23.0591111</text:p>
          </table:table-cell>
          <table:table-cell office:value-type="string" calcext:value-type="string">
            <text:p>Shree Swaminarayan Mandir</text:p>
          </table:table-cell>
          <table:table-cell table:number-columns-repeated="1021"/>
        </table:table-row>
        <table:table-row table:style-name="ro1">
          <table:table-cell office:value-type="float" office:value="72.5961512" calcext:value-type="float">
            <text:p>72.5961512</text:p>
          </table:table-cell>
          <table:table-cell office:value-type="float" office:value="23.0610889" calcext:value-type="float">
            <text:p>23.0610889</text:p>
          </table:table-cell>
          <table:table-cell office:value-type="string" calcext:value-type="string">
            <text:p>Silver Park</text:p>
          </table:table-cell>
          <table:table-cell table:number-columns-repeated="1021"/>
        </table:table-row>
        <table:table-row table:style-name="ro1">
          <table:table-cell office:value-type="float" office:value="72.5944111" calcext:value-type="float">
            <text:p>72.5944111</text:p>
          </table:table-cell>
          <table:table-cell office:value-type="float" office:value="23.0447173" calcext:value-type="float">
            <text:p>23.0447173</text:p>
          </table:table-cell>
          <table:table-cell office:value-type="string" calcext:value-type="string">
            <text:p>Manav Dharma Ashram</text:p>
          </table:table-cell>
          <table:table-cell table:number-columns-repeated="1021"/>
        </table:table-row>
        <table:table-row table:style-name="ro1">
          <table:table-cell office:value-type="float" office:value="72.605727" calcext:value-type="float">
            <text:p>72.605727</text:p>
          </table:table-cell>
          <table:table-cell office:value-type="float" office:value="23.040655" calcext:value-type="float">
            <text:p>23.040655</text:p>
          </table:table-cell>
          <table:table-cell office:value-type="string" calcext:value-type="string">
            <text:p>Bai Harir Vav</text:p>
          </table:table-cell>
          <table:table-cell table:number-columns-repeated="1021"/>
        </table:table-row>
        <table:table-row table:style-name="ro1">
          <table:table-cell office:value-type="float" office:value="72.590947" calcext:value-type="float">
            <text:p>72.590947</text:p>
          </table:table-cell>
          <table:table-cell office:value-type="float" office:value="23.0168127" calcext:value-type="float">
            <text:p>23.0168127</text:p>
          </table:table-cell>
          <table:table-cell office:value-type="string" calcext:value-type="string">
            <text:p>Astodia Darwaja</text:p>
          </table:table-cell>
          <table:table-cell table:number-columns-repeated="1021"/>
        </table:table-row>
        <table:table-row table:style-name="ro1">
          <table:table-cell office:value-type="float" office:value="72.5776772" calcext:value-type="float">
            <text:p>72.5776772</text:p>
          </table:table-cell>
          <table:table-cell office:value-type="float" office:value="23.0109455" calcext:value-type="float">
            <text:p>23.0109455</text:p>
          </table:table-cell>
          <table:table-cell office:value-type="string" calcext:value-type="string">
            <text:p>Ahmedabad Flower Market</text:p>
          </table:table-cell>
          <table:table-cell table:number-columns-repeated="1021"/>
        </table:table-row>
        <table:table-row table:style-name="ro1">
          <table:table-cell office:value-type="float" office:value="72.5927863" calcext:value-type="float">
            <text:p>72.5927863</text:p>
          </table:table-cell>
          <table:table-cell office:value-type="float" office:value="22.9972166" calcext:value-type="float">
            <text:p>22.9972166</text:p>
          </table:table-cell>
          <table:table-cell office:value-type="string" calcext:value-type="string">
            <text:p>Mira Cinema</text:p>
          </table:table-cell>
          <table:table-cell table:number-columns-repeated="1021"/>
        </table:table-row>
        <table:table-row table:style-name="ro1">
          <table:table-cell office:value-type="float" office:value="72.6014328" calcext:value-type="float">
            <text:p>72.6014328</text:p>
          </table:table-cell>
          <table:table-cell office:value-type="float" office:value="23.0064485" calcext:value-type="float">
            <text:p>23.0064485</text:p>
          </table:table-cell>
          <table:table-cell office:value-type="string" calcext:value-type="string">
            <text:p>Kankariya lake</text:p>
          </table:table-cell>
          <table:table-cell table:number-columns-repeated="1021"/>
        </table:table-row>
        <table:table-row table:style-name="ro1">
          <table:table-cell office:value-type="float" office:value="72.60289" calcext:value-type="float">
            <text:p>72.60289</text:p>
          </table:table-cell>
          <table:table-cell office:value-type="float" office:value="23.1048808" calcext:value-type="float">
            <text:p>23.1048808</text:p>
          </table:table-cell>
          <table:table-cell office:value-type="string" calcext:value-type="string">
            <text:p>Motera</text:p>
          </table:table-cell>
          <table:table-cell table:number-columns-repeated="1021"/>
        </table:table-row>
        <table:table-row table:style-name="ro1">
          <table:table-cell office:value-type="float" office:value="72.5975302" calcext:value-type="float">
            <text:p>72.5975302</text:p>
          </table:table-cell>
          <table:table-cell office:value-type="float" office:value="23.0918079" calcext:value-type="float">
            <text:p>23.0918079</text:p>
          </table:table-cell>
          <table:table-cell office:value-type="string" calcext:value-type="string">
            <text:p>Sardar Vallabhbhai Patel Stadium</text:p>
          </table:table-cell>
          <table:table-cell table:number-columns-repeated="1021"/>
        </table:table-row>
        <table:table-row table:style-name="ro1">
          <table:table-cell office:value-type="float" office:value="72.5384336" calcext:value-type="float">
            <text:p>72.5384336</text:p>
          </table:table-cell>
          <table:table-cell office:value-type="float" office:value="23.1275813" calcext:value-type="float">
            <text:p>23.1275813</text:p>
          </table:table-cell>
          <table:table-cell office:value-type="string" calcext:value-type="string">
            <text:p>Tirupati Balaji Temple</text:p>
          </table:table-cell>
          <table:table-cell table:number-columns-repeated="1021"/>
        </table:table-row>
        <table:table-row table:style-name="ro1">
          <table:table-cell office:value-type="float" office:value="72.5801099" calcext:value-type="float">
            <text:p>72.5801099</text:p>
          </table:table-cell>
          <table:table-cell office:value-type="float" office:value="23.1666682" calcext:value-type="float">
            <text:p>23.1666682</text:p>
          </table:table-cell>
          <table:table-cell office:value-type="string" calcext:value-type="string">
            <text:p>The Adalaj Stepwell</text:p>
          </table:table-cell>
          <table:table-cell table:number-columns-repeated="1021"/>
        </table:table-row>
        <table:table-row table:style-name="ro1">
          <table:table-cell office:value-type="float" office:value="72.5921933" calcext:value-type="float">
            <text:p>72.5921933</text:p>
          </table:table-cell>
          <table:table-cell office:value-type="float" office:value="23.0542657" calcext:value-type="float">
            <text:p>23.0542657</text:p>
          </table:table-cell>
          <table:table-cell office:value-type="string" calcext:value-type="string">
            <text:p>The Calico Museum of Textiles</text:p>
          </table:table-cell>
          <table:table-cell table:number-columns-repeated="1021"/>
        </table:table-row>
        <table:table-row table:style-name="ro1">
          <table:table-cell office:value-type="float" office:value="72.605727" calcext:value-type="float">
            <text:p>72.605727</text:p>
          </table:table-cell>
          <table:table-cell office:value-type="float" office:value="23.040655" calcext:value-type="float">
            <text:p>23.040655</text:p>
          </table:table-cell>
          <table:table-cell office:value-type="string" calcext:value-type="string">
            <text:p>Bai Harir Vav</text:p>
          </table:table-cell>
          <table:table-cell table:number-columns-repeated="1021"/>
        </table:table-row>
        <table:table-row table:style-name="ro1">
          <table:table-cell office:value-type="float" office:value="72.5896469" calcext:value-type="float">
            <text:p>72.5896469</text:p>
          </table:table-cell>
          <table:table-cell office:value-type="float" office:value="23.0408882" calcext:value-type="float">
            <text:p>23.0408882</text:p>
          </table:table-cell>
          <table:table-cell office:value-type="string" calcext:value-type="string">
            <text:p>Hutheesing Jain Temple</text:p>
          </table:table-cell>
          <table:table-cell table:number-columns-repeated="1021"/>
        </table:table-row>
        <table:table-row table:style-name="ro1">
          <table:table-cell office:value-type="float" office:value="72.580993" calcext:value-type="float">
            <text:p>72.580993</text:p>
          </table:table-cell>
          <table:table-cell office:value-type="float" office:value="23.026985" calcext:value-type="float">
            <text:p>23.026985</text:p>
          </table:table-cell>
          <table:table-cell office:value-type="string" calcext:value-type="string">
            <text:p>Sidi Saiyyed Mosque</text:p>
          </table:table-cell>
          <table:table-cell table:number-columns-repeated="1021"/>
        </table:table-row>
        <table:table-row table:style-name="ro1">
          <table:table-cell office:value-type="float" office:value="72.6141921" calcext:value-type="float">
            <text:p>72.6141921</text:p>
          </table:table-cell>
          <table:table-cell office:value-type="float" office:value="23.01412" calcext:value-type="float">
            <text:p>23.01412</text:p>
          </table:table-cell>
          <table:table-cell office:value-type="string" calcext:value-type="string">
            <text:p>Jhulta Minar</text:p>
          </table:table-cell>
          <table:table-cell table:number-columns-repeated="1021"/>
        </table:table-row>
        <table:table-row table:style-name="ro1">
          <table:table-cell office:value-type="float" office:value="72.5725286" calcext:value-type="float">
            <text:p>72.5725286</text:p>
          </table:table-cell>
          <table:table-cell office:value-type="float" office:value="23.022854" calcext:value-type="float">
            <text:p>23.022854</text:p>
          </table:table-cell>
          <table:table-cell office:value-type="string" calcext:value-type="string">
            <text:p>Law garden</text:p>
          </table:table-cell>
          <table:table-cell table:number-columns-repeated="1021"/>
        </table:table-row>
        <table:table-row table:style-name="ro1">
          <table:table-cell office:value-type="float" office:value="72.543578" calcext:value-type="float">
            <text:p>72.543578</text:p>
          </table:table-cell>
          <table:table-cell office:value-type="float" office:value="23.13848" calcext:value-type="float">
            <text:p>23.13848</text:p>
          </table:table-cell>
          <table:table-cell office:value-type="string" calcext:value-type="string">
            <text:p>Vaishno Devi Mandir</text:p>
          </table:table-cell>
          <table:table-cell table:number-columns-repeated="1021"/>
        </table:table-row>
        <table:table-row table:style-name="ro1">
          <table:table-cell office:value-type="float" office:value="72.5807883" calcext:value-type="float">
            <text:p>72.5807883</text:p>
          </table:table-cell>
          <table:table-cell office:value-type="float" office:value="23.0240071" calcext:value-type="float">
            <text:p>23.0240071</text:p>
          </table:table-cell>
          <table:table-cell office:value-type="string" calcext:value-type="string">
            <text:p>Bhadra Fort</text:p>
          </table:table-cell>
          <table:table-cell table:number-columns-repeated="1021"/>
        </table:table-row>
        <table:table-row table:style-name="ro1">
          <table:table-cell office:value-type="float" office:value="72.5896625" calcext:value-type="float">
            <text:p>72.5896625</text:p>
          </table:table-cell>
          <table:table-cell office:value-type="float" office:value="23.0231358" calcext:value-type="float">
            <text:p>23.0231358</text:p>
          </table:table-cell>
          <table:table-cell office:value-type="string" calcext:value-type="string">
            <text:p>Manek Chowk</text:p>
          </table:table-cell>
          <table:table-cell table:number-columns-repeated="1021"/>
        </table:table-row>
        <table:table-row table:style-name="ro1">
          <table:table-cell office:value-type="float" office:value="72.603486" calcext:value-type="float">
            <text:p>72.603486</text:p>
          </table:table-cell>
          <table:table-cell office:value-type="float" office:value="23.0087307" calcext:value-type="float">
            <text:p>23.0087307</text:p>
          </table:table-cell>
          <table:table-cell office:value-type="string" calcext:value-type="string">
            <text:p>Kamlanehru Zoo</text:p>
          </table:table-cell>
          <table:table-cell table:number-columns-repeated="1021"/>
        </table:table-row>
        <table:table-row table:style-name="ro1">
          <table:table-cell office:value-type="float" office:value="72.5819013" calcext:value-type="float">
            <text:p>72.5819013</text:p>
          </table:table-cell>
          <table:table-cell office:value-type="float" office:value="23.0263517" calcext:value-type="float">
            <text:p>23.0263517</text:p>
          </table:table-cell>
          <table:table-cell office:value-type="string" calcext:value-type="string">
            <text:p>Lal Darwaja</text:p>
          </table:table-cell>
          <table:table-cell table:number-columns-repeated="1021"/>
        </table:table-row>
        <table:table-row table:style-name="ro1">
          <table:table-cell office:value-type="float" office:value="72.506823" calcext:value-type="float">
            <text:p>72.506823</text:p>
          </table:table-cell>
          <table:table-cell office:value-type="float" office:value="23.028397" calcext:value-type="float">
            <text:p>23.028397</text:p>
          </table:table-cell>
          <table:table-cell office:value-type="string" calcext:value-type="string">
            <text:p>ISKCON Ahmedabad</text:p>
          </table:table-cell>
          <table:table-cell table:number-columns-repeated="1021"/>
        </table:table-row>
        <table:table-row table:style-name="ro1">
          <table:table-cell office:value-type="float" office:value="72.5047462" calcext:value-type="float">
            <text:p>72.5047462</text:p>
          </table:table-cell>
          <table:table-cell office:value-type="float" office:value="22.9932817" calcext:value-type="float">
            <text:p>22.9932817</text:p>
          </table:table-cell>
          <table:table-cell office:value-type="string" calcext:value-type="string">
            <text:p>Sarkhej Jama Masjid</text:p>
          </table:table-cell>
          <table:table-cell table:number-columns-repeated="1021"/>
        </table:table-row>
        <table:table-row table:style-name="ro1">
          <table:table-cell office:value-type="float" office:value="72.5498147" calcext:value-type="float">
            <text:p>72.5498147</text:p>
          </table:table-cell>
          <table:table-cell office:value-type="float" office:value="23.0330967" calcext:value-type="float">
            <text:p>23.0330967</text:p>
          </table:table-cell>
          <table:table-cell office:value-type="string" calcext:value-type="string">
            <text:p>Lalbhai Dalpatbhai Museum</text:p>
          </table:table-cell>
          <table:table-cell table:number-columns-repeated="1021"/>
        </table:table-row>
        <table:table-row table:style-name="ro1">
          <table:table-cell office:value-type="float" office:value="72.5403609" calcext:value-type="float">
            <text:p>72.5403609</text:p>
          </table:table-cell>
          <table:table-cell office:value-type="float" office:value="23.0463642" calcext:value-type="float">
            <text:p>23.0463642</text:p>
          </table:table-cell>
          <table:table-cell office:value-type="string" calcext:value-type="string">
            <text:p>R3 The Mall</text:p>
          </table:table-cell>
          <table:table-cell table:number-columns-repeated="1021"/>
        </table:table-row>
        <table:table-row table:style-name="ro1">
          <table:table-cell office:value-type="float" office:value="72.9614487" calcext:value-type="float">
            <text:p>72.9614487</text:p>
          </table:table-cell>
          <table:table-cell office:value-type="float" office:value="21.2636629" calcext:value-type="float">
            <text:p>21.2636629</text:p>
          </table:table-cell>
          <table:table-cell office:value-type="string" calcext:value-type="string">
            <text:p>Dada Bhagwan Mandir</text:p>
          </table:table-cell>
          <table:table-cell table:number-columns-repeated="1021"/>
        </table:table-row>
        <table:table-row table:style-name="ro1">
          <table:table-cell office:value-type="float" office:value="72.2505261" calcext:value-type="float">
            <text:p>72.2505261</text:p>
          </table:table-cell>
          <table:table-cell office:value-type="float" office:value="22.5206919" calcext:value-type="float">
            <text:p>22.5206919</text:p>
          </table:table-cell>
          <table:table-cell office:value-type="string" calcext:value-type="string">
            <text:p>Lothal</text:p>
          </table:table-cell>
          <table:table-cell table:number-columns-repeated="1021"/>
        </table:table-row>
        <table:table-row table:style-name="ro1">
          <table:table-cell office:value-type="float" office:value="72.5055785" calcext:value-type="float">
            <text:p>72.5055785</text:p>
          </table:table-cell>
          <table:table-cell office:value-type="float" office:value="22.9932207" calcext:value-type="float">
            <text:p>22.9932207</text:p>
          </table:table-cell>
          <table:table-cell office:value-type="string" calcext:value-type="string">
            <text:p>Dargah Hazrat Shaikh</text:p>
          </table:table-cell>
          <table:table-cell table:number-columns-repeated="1021"/>
        </table:table-row>
        <table:table-row table:style-name="ro1">
          <table:table-cell office:value-type="float" office:value="72.5288016" calcext:value-type="float">
            <text:p>72.5288016</text:p>
          </table:table-cell>
          <table:table-cell office:value-type="float" office:value="23.0384171" calcext:value-type="float">
            <text:p>23.0384171</text:p>
          </table:table-cell>
          <table:table-cell office:value-type="string" calcext:value-type="string">
            <text:p>Vastrapur Lake</text:p>
          </table:table-cell>
          <table:table-cell table:number-columns-repeated="1021"/>
        </table:table-row>
        <table:table-row table:style-name="ro1">
          <table:table-cell office:value-type="float" office:value="72.5909561" calcext:value-type="float">
            <text:p>72.5909561</text:p>
          </table:table-cell>
          <table:table-cell office:value-type="float" office:value="23.0613179" calcext:value-type="float">
            <text:p>23.0613179</text:p>
          </table:table-cell>
          <table:table-cell office:value-type="string" calcext:value-type="string">
            <text:p>Sardar Vallabhbhai Patel National Memorial</text:p>
          </table:table-cell>
          <table:table-cell table:number-columns-repeated="1021"/>
        </table:table-row>
        <table:table-row table:style-name="ro1">
          <table:table-cell office:value-type="float" office:value="72.5692439" calcext:value-type="float">
            <text:p>72.5692439</text:p>
          </table:table-cell>
          <table:table-cell office:value-type="float" office:value="23.0130399" calcext:value-type="float">
            <text:p>23.0130399</text:p>
          </table:table-cell>
          <table:table-cell office:value-type="string" calcext:value-type="string">
            <text:p>Patang Kite Museum</text:p>
          </table:table-cell>
          <table:table-cell table:number-columns-repeated="1021"/>
        </table:table-row>
        <table:table-row table:style-name="ro1">
          <table:table-cell office:value-type="float" office:value="72.5354736" calcext:value-type="float">
            <text:p>72.5354736</text:p>
          </table:table-cell>
          <table:table-cell office:value-type="float" office:value="22.9938561" calcext:value-type="float">
            <text:p>22.9938561</text:p>
          </table:table-cell>
          <table:table-cell office:value-type="string" calcext:value-type="string">
            <text:p>Vechaar Museum</text:p>
          </table:table-cell>
          <table:table-cell table:number-columns-repeated="1021"/>
        </table:table-row>
        <table:table-row table:style-name="ro1">
          <table:table-cell office:value-type="float" office:value="72.5692942" calcext:value-type="float">
            <text:p>72.5692942</text:p>
          </table:table-cell>
          <table:table-cell office:value-type="float" office:value="23.0130958" calcext:value-type="float">
            <text:p>23.0130958</text:p>
          </table:table-cell>
          <table:table-cell office:value-type="string" calcext:value-type="string">
            <text:p>Sanskar Kendra</text:p>
          </table:table-cell>
          <table:table-cell table:number-columns-repeated="1021"/>
        </table:table-row>
        <table:table-row table:style-name="ro1">
          <table:table-cell office:value-type="float" office:value="71.9816261" calcext:value-type="float">
            <text:p>71.9816261</text:p>
          </table:table-cell>
          <table:table-cell office:value-type="float" office:value="22.9314286" calcext:value-type="float">
            <text:p>22.9314286</text:p>
          </table:table-cell>
          <table:table-cell office:value-type="string" calcext:value-type="string">
            <text:p>Vadla</text:p>
          </table:table-cell>
          <table:table-cell table:number-columns-repeated="1021"/>
        </table:table-row>
        <table:table-row table:style-name="ro1">
          <table:table-cell office:value-type="float" office:value="72.5310478" calcext:value-type="float">
            <text:p>72.5310478</text:p>
          </table:table-cell>
          <table:table-cell office:value-type="float" office:value="23.0397738" calcext:value-type="float">
            <text:p>23.0397738</text:p>
          </table:table-cell>
          <table:table-cell office:value-type="string" calcext:value-type="string">
            <text:p>Ahmedabad One Mall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20-06-01T04:36:13Z</meta:creation-date>
    <dc:date>2020-06-01T19:39:31.695006739</dc:date>
    <meta:editing-duration>PT44S</meta:editing-duration>
    <meta:editing-cycles>1</meta:editing-cycles>
    <meta:document-statistic meta:table-count="1" meta:cell-count="147" meta:object-count="0"/>
  </office:meta>
</office:document-meta>
</file>